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28b" officeooo:paragraph-rsid="0013c28b"/>
    </style:style>
    <style:style style:name="P2" style:family="paragraph" style:parent-style-name="Standard">
      <style:text-properties officeooo:rsid="001598a7" officeooo:paragraph-rsid="001598a7"/>
    </style:style>
    <style:style style:name="T1" style:family="text">
      <style:text-properties officeooo:rsid="00117323"/>
    </style:style>
    <style:style style:name="T2" style:family="text">
      <style:text-properties officeooo:rsid="0012e737"/>
    </style:style>
    <style:style style:name="T3" style:family="text">
      <style:text-properties officeooo:rsid="0013c28b"/>
    </style:style>
    <style:style style:name="T4" style:family="text">
      <style:text-properties officeooo:rsid="001598a7"/>
    </style:style>
    <style:style style:name="T5" style:family="text">
      <style:text-properties officeooo:rsid="001834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ille basique : 10*10</text:p>
      <text:p text:style-name="Standard"/>
      <text:p text:style-name="Standard">- <text:span text:style-name="T1">Menu : Romain</text:span></text:p>
      <text:p text:style-name="Standard">- <text:span text:style-name="T3">afficheur grapĥique  Léo-Paul (+---------+ |) + nb de mines</text:span></text:p>
      <text:p text:style-name="Standard">- <text:span text:style-name="T1">Générateur de partie/mines : Gauthier (tableau de structures)</text:span></text:p>
      <text:p text:style-name="Standard"><text:tab/><text:span text:style-name="T4">présence mine : booléen</text:span></text:p>
      <text:p text:style-name="Standard"><text:tab/><text:span text:style-name="T4">présence drapeau : booléen</text:span></text:p>
      <text:p text:style-name="Standard">- <text:span text:style-name="T5">Fonction coordonnées</text:span></text:p>
      <text:p text:style-name="Standard">- <text:span text:style-name="T2">Sélection case = Input du joueur (deux arguments, case + c si clique sur case et d si drapeau sur case)</text:span></text:p>
      <text:p text:style-name="Standard">- <text:span text:style-name="T4">Fonction drapeau</text:span></text:p>
      <text:p text:style-name="Standard">- <text:span text:style-name="T1">Règles (cases vides adjacents affichées, fonction affichage nombre mines adjacentes)</text:span></text:p>
      <text:p text:style-name="Standard"/>
      <text:p text:style-name="P2">Dernier temps : chrono</text:p>
      <text:p text:style-name="P2">Sauvegarde dans les fichiers</text:p>
      <text:p text:style-name="P2">Sou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6:16:11.060917624</meta:creation-date>
    <dc:date>2017-10-06T17:02:21.648487754</dc:date>
    <meta:editing-duration>PT4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84" meta:character-count="499" meta:non-whitespace-character-count="426"/>
  </office:meta>
</office:document-meta>
</file>